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9377d" officeooo:paragraph-rsid="042a8d29"/>
    </style:style>
    <style:style style:name="P4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5" style:family="paragraph" style:parent-style-name="Text_20_body">
      <style:text-properties officeooo:paragraph-rsid="0430122d"/>
    </style:style>
    <style:style style:name="P6" style:family="paragraph" style:parent-style-name="Text_20_body">
      <style:text-properties officeooo:rsid="0430122d" officeooo:paragraph-rsid="0430122d"/>
    </style:style>
    <style:style style:name="P7" style:family="paragraph" style:parent-style-name="Text_20_body">
      <style:text-properties style:text-underline-style="solid" style:text-underline-width="auto" style:text-underline-color="font-color" officeooo:rsid="043e131e" officeooo:paragraph-rsid="043e131e"/>
    </style:style>
    <style:style style:name="P8" style:family="paragraph" style:parent-style-name="Text_20_body">
      <style:paragraph-properties fo:text-align="start" style:justify-single-word="false" style:writing-mode="lr-tb"/>
      <style:text-properties fo:font-weight="normal" officeooo:rsid="0430e5f1" officeooo:paragraph-rsid="0430e5f1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officeooo:rsid="04315cd5" officeooo:paragraph-rsid="04315cd5" style:font-weight-asian="normal" style:font-weight-complex="normal"/>
    </style:style>
    <style:style style:name="P10" style:family="paragraph" style:parent-style-name="Text_20_body">
      <style:paragraph-properties fo:text-align="end" style:justify-single-word="false" style:writing-mode="rl-tb"/>
      <style:text-properties fo:font-weight="normal" officeooo:rsid="04327717" officeooo:paragraph-rsid="044af6a2" style:font-weight-asian="normal" style:font-weight-complex="normal"/>
    </style:style>
    <style:style style:name="P11" style:family="paragraph" style:parent-style-name="Text_20_body" style:list-style-name="L1">
      <style:text-properties officeooo:paragraph-rsid="042a8d29"/>
    </style:style>
    <style:style style:name="P12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365308" officeooo:paragraph-rsid="04365308" style:font-weight-asian="normal" style:font-weight-complex="normal"/>
    </style:style>
    <style:style style:name="P15" style:family="paragraph" style:parent-style-name="Text_20_body" style:list-style-name="L1">
      <style:text-properties officeooo:rsid="043e3775" officeooo:paragraph-rsid="042a8d29"/>
    </style:style>
    <style:style style:name="P16" style:family="paragraph" style:parent-style-name="Text_20_body">
      <style:text-properties officeooo:rsid="0430122d" officeooo:paragraph-rsid="04460b05"/>
    </style:style>
    <style:style style:name="P17" style:family="paragraph" style:parent-style-name="Text_20_body">
      <style:text-properties officeooo:rsid="0430122d" officeooo:paragraph-rsid="04566886"/>
    </style:style>
    <style:style style:name="P18" style:family="paragraph" style:parent-style-name="Text_20_body">
      <style:text-properties officeooo:rsid="044af6a2" officeooo:paragraph-rsid="044af6a2"/>
    </style:style>
    <style:style style:name="P19" style:family="paragraph" style:parent-style-name="Text_20_body">
      <style:text-properties officeooo:rsid="044b7058" officeooo:paragraph-rsid="044b7058"/>
    </style:style>
    <style:style style:name="P20" style:family="paragraph" style:parent-style-name="Text_20_body">
      <style:text-properties officeooo:rsid="044d0926" officeooo:paragraph-rsid="044d0926"/>
    </style:style>
    <style:style style:name="P21" style:family="paragraph" style:parent-style-name="Text_20_body">
      <style:text-properties officeooo:rsid="04566886" officeooo:paragraph-rsid="0456688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0122d" style:font-weight-asian="normal" style:font-weight-complex="normal"/>
    </style:style>
    <style:style style:name="T8" style:family="text">
      <style:text-properties fo:font-weight="normal" officeooo:rsid="0430e5f1" style:font-weight-asian="normal" style:font-weight-complex="normal"/>
    </style:style>
    <style:style style:name="T9" style:family="text">
      <style:text-properties fo:font-weight="normal" officeooo:rsid="04365308" style:font-weight-asian="normal" style:font-weight-complex="normal"/>
    </style:style>
    <style:style style:name="T10" style:family="text">
      <style:text-properties fo:font-weight="normal" officeooo:rsid="043869e8" style:font-weight-asian="normal" style:font-weight-complex="normal"/>
    </style:style>
    <style:style style:name="T11" style:family="text">
      <style:text-properties fo:font-weight="normal" officeooo:rsid="043ba835" style:font-weight-asian="normal" style:font-weight-complex="normal"/>
    </style:style>
    <style:style style:name="T12" style:family="text">
      <style:text-properties fo:font-weight="normal" officeooo:rsid="043cd9e0" style:font-weight-asian="normal" style:font-weight-complex="normal"/>
    </style:style>
    <style:style style:name="T13" style:family="text">
      <style:text-properties fo:font-weight="normal" officeooo:rsid="04402528" style:font-weight-asian="normal" style:font-weight-complex="normal"/>
    </style:style>
    <style:style style:name="T14" style:family="text">
      <style:text-properties fo:font-weight="normal" officeooo:rsid="0441ab36" style:font-weight-asian="normal" style:font-weight-complex="normal"/>
    </style:style>
    <style:style style:name="T15" style:family="text">
      <style:text-properties fo:font-weight="normal" officeooo:rsid="04460b05" style:font-weight-asian="normal" style:font-weight-complex="normal"/>
    </style:style>
    <style:style style:name="T16" style:family="text">
      <style:text-properties fo:font-weight="normal" officeooo:rsid="04478795" style:font-weight-asian="normal" style:font-weight-complex="normal"/>
    </style:style>
    <style:style style:name="T17" style:family="text">
      <style:text-properties fo:font-weight="normal" officeooo:rsid="0447fa84" style:font-weight-asian="normal" style:font-weight-complex="normal"/>
    </style:style>
    <style:style style:name="T18" style:family="text">
      <style:text-properties fo:font-weight="normal" officeooo:rsid="04484ef8" style:font-weight-asian="normal" style:font-weight-complex="normal"/>
    </style:style>
    <style:style style:name="T19" style:family="text">
      <style:text-properties fo:font-weight="normal" officeooo:rsid="044b7058" style:font-weight-asian="normal" style:font-weight-complex="normal"/>
    </style:style>
    <style:style style:name="T20" style:family="text">
      <style:text-properties fo:font-weight="normal" officeooo:rsid="0452ce25" style:font-weight-asian="normal" style:font-weight-complex="normal"/>
    </style:style>
    <style:style style:name="T21" style:family="text">
      <style:text-properties fo:font-weight="normal" officeooo:rsid="04533b7d" style:font-weight-asian="normal" style:font-weight-complex="normal"/>
    </style:style>
    <style:style style:name="T22" style:family="text">
      <style:text-properties fo:font-weight="normal" officeooo:rsid="04566886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4402528" style:font-weight-asian="bold" style:font-weight-complex="bold"/>
    </style:style>
    <style:style style:name="T25" style:family="text">
      <style:text-properties officeooo:rsid="04498b2e"/>
    </style:style>
    <style:style style:name="T26" style:family="text">
      <style:text-properties officeooo:rsid="0450fd2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תרגיל</text:span><text:span text:style-name="T1"> בית</text:span><text:span text:style-name="T7"> 3</text:span></text:h>
      <text:p text:style-name="P7"><text:span text:style-name="T2">ה</text:span><text:span text:style-name="T1">גשה בזוגות, עד יום שני 9/4</text:span><text:span text:style-name="T20"> בשעה 8 בבוקר.</text:span></text:p>
      <text:p text:style-name="P5"><text:span text:style-name="T2">כ</text:span><text:span text:style-name="T1">יתבו </text:span><text:span text:style-name="T2">מחלקה </text:span><text:span text:style-name="T7">בשם Member המייצגת משתמש ברשת חברתית. המשתמש יכול לעקוב / להפסיק לעקוב אחרי חברים אחרים, וכן לראות אחרי כמה חברים הוא עוקב / כמה עוקבים אחריו. בנוסף המערכת זוכרת כמה חברים פעילים יש במערכת.</text:span></text:p>
      <text:p text:style-name="P16"><text:span text:style-name="T2">מ</text:span><text:span text:style-name="T1">צורף לתרגיל זה קובץ עם תוכנית ראשית </text:span><text:span text:style-name="T21">main </text:span><text:span text:style-name="T1">ובה כמה בדיקות. עליכם להוסיף את כל הקבצים הדרושים כדי שהתוכנית הראשית </text:span><text:span text:style-name="T11">הזאת </text:span><text:span text:style-name="T12">תתקמפל ותעבוד כפי שמוסבר בקוד</text:span><text:span text:style-name="T1">.</text:span><text:span text:style-name="T14"> </text:span></text:p>
      <text:p text:style-name="P16"><text:span text:style-name="T14">ש לכתוב בדיקות-יחידה נוספות</text:span><text:span text:style-name="T15"> </text:span><text:span text:style-name="T19">כדי לוודא שהמחלקה שלכם מתמודדת עם מקרים נוספים</text:span><text:span text:style-name="T15">.</text:span></text:p>
      <text:p text:style-name="P19"><text:span text:style-name="T15">מ</text:span><text:span text:style-name="T1">ותר לכם להוסיף מחלקות נוספות לפי הצורך.</text:span></text:p>
      <text:p text:style-name="P17"><text:span text:style-name="T23">הגשה</text:span><text:span text:style-name="T13">:</text:span><text:span text:style-name="T24"> </text:span><text:span text:style-name="T15">צרו </text:span><text:span text:style-name="T1">מאגר (repository) </text:span><text:span text:style-name="T15">חדש </text:span><text:span text:style-name="T1">בגיטהאב</text:span><text:span text:style-name="T15"> </text:span><text:span text:style-name="T22">ו</text:span><text:span text:style-name="T15">העלו לשם</text:span><text:span text:style-name="T1"> את הקבצים</text:span><text:span text:style-name="T22">.</text:span></text:p>
      <text:p text:style-name="P21"><text:span text:style-name="T22">ה</text:span><text:span text:style-name="T1">וסיפו למאגר, בתיקיה הראשית, קובץ בשם </text:span><text:span text:style-name="T23">ids.txt</text:span><text:span text:style-name="T1"> (אותיות קטנות בלבד) הכולל את מספרי תעודות הזהות של המגישים - כל מספר בשורה נפרדת. <text:s text:c="3"/></text:span><text:span text:style-name="T15">הגישו במו</text:span><text:span text:style-name="T16">ּ</text:span><text:span text:style-name="T15">דל קישור למאגר.</text:span></text:p>
      <text:p text:style-name="P6"><text:span text:style-name="T23">בדיקה אוטומטית</text:span><text:span text:style-name="T1">: אנחנו נשבט (clone) את המאגר שלכם לשרת </text:span><text:span text:style-name="T17">ל</text:span><text:span text:style-name="T1">ינוקס, ונעתיק לתוך התיקיה תוכנית ראשית משלנו</text:span><text:span text:style-name="T18">,</text:span><text:span text:style-name="T1"> הכוללת בדיקות </text:span><text:span text:style-name="T8">אוטומטיות </text:span><text:span text:style-name="T1">נוספות</text:span><text:span text:style-name="T8"> וחישוב ציון</text:span><text:span text:style-name="T1">. לאחר מכן, </text:span><text:span text:style-name="T8">נריץ את הפקודות הבאות:</text:span></text:p>
      <text:p text:style-name="P8">clang++-5.0 -std=c++17 *.cpp</text:p>
      <text:p text:style-name="P9">./a.out</text:p>
      <text:p text:style-name="P20"><text:span text:style-name="T15">מ</text:span><text:span text:style-name="T1">ומלץ מאד להריץ את הפקודות האלו על מחשב לינוקס כלשהו לפני ההגשה, כדי לוודא שאין שגיאות.</text:span></text:p>
      <text:p text:style-name="P18"><text:span text:style-name="T15">ש</text:span><text:span text:style-name="T1">ימו לב: התוכנה מורידה את כל המאגר, ולכן יש לפתוח מאגר חדש עבור כל תרגיל בית (‎אלא-אם-כן הוא המשך של תרגיל קודם).</text:span></text:p>
      <text:p text:style-name="P10">הקוד ייקרא כדי לוודא שהוא מקיים כללים בסיסיים של הנדסת תוכנה, כגון: חלוקה לקבצים, תיעוד, שמות משמעותיים ובדיקות יחידה.</text:p>
      <text:p text:style-name="P3"><text:span text:style-name="T23">דגשים</text:span><text:span text:style-name="T1">: </text:span></text:p>
      <text:list xml:id="list5816497550837423830" text:style-name="L1">
        <text:list-item>
          <text:p text:style-name="P11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2">יש לתכנן את המחלקה כך שיהיה אפשר להוסיף לה <text:span text:style-name="T25">בעתיד (בתרגילים הבאים) </text:span>אלגוריתמים נוספים<text:span text:style-name="T26"> בגרפים, כגון: חישוב מספר עוקבים-של-עוקבים, מציאת מעגל של עוקבים, וכו'.</text:span></text:p>
        </text:list-item>
        <text:list-item>
          <text:p text:style-name="P13">מותר להשתמש בתכונות מתקדמות של שפת ++C גם אם עדיין לא נלמדו בהרצאות.</text:p>
        </text:list-item>
        <text:list-item>
          <text:p text:style-name="P14">אין להעתיק תרגילים שלמים מסטודנטים אחרים.</text:p>
        </text:list-item>
        <text:list-item>
          <text:p text:style-name="P15"><text:span text:style-name="T1">מותר </text:span><text:span text:style-name="T10">להיעזר</text:span><text:span text:style-name="T1"> </text:span><text:span text:style-name="T9">בקטעי </text:span><text:span text:style-name="T1">קוד מהאינטרנט, אולם </text:span><text:span text:style-name="T23">יש לציין בבירור את המקור</text:span><text:span text:style-name="T9">, לוודא שהקוד עובד, ולוודא שאתם מבינים למה הוא עובד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0T10:23:03.994243439</dc:date>
    <meta:editing-duration>P7DT22H57M44S</meta:editing-duration>
    <meta:editing-cycles>1017</meta:editing-cycles>
    <meta:document-statistic meta:table-count="0" meta:image-count="0" meta:object-count="0" meta:page-count="1" meta:paragraph-count="22" meta:word-count="308" meta:character-count="1744" meta:non-whitespace-character-count="1458"/>
  </office:meta>
</office:document-meta>
</file>